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673in"/>
    </style:style>
    <style:style style:name="co2" style:family="table-column">
      <style:table-column-properties fo:break-before="auto" style:column-width="0.8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urier 10 Pitch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CAMINOS</text:p>
          </table:table-cell>
          <table:table-cell table:style-name="ce1" office:value-type="string" calcext:value-type="string">
            <text:p>REQUISITOS</text:p>
          </table:table-cell>
          <table:table-cell table:style-name="ce1" office:value-type="string" calcext:value-type="string">
            <text:p>VIABLE</text:p>
          </table:table-cell>
          <table:table-cell table:style-name="ce5" table:number-columns-repeated="1021"/>
        </table:table-row>
        <table:table-row table:style-name="ro1">
          <table:table-cell table:style-name="ce2" office:value-type="string" calcext:value-type="string">
            <text:p>1,2,9,10,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,2,9,10,11,10,12</text:p>
          </table:table-cell>
          <table:table-cell table:style-name="ce2" office:value-type="string" calcext:value-type="string">
            <text:p>2,3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,2,3,4,5,7,6,8,2,9,10,12</text:p>
          </table:table-cell>
          <table:table-cell table:style-name="ce2" office:value-type="string" calcext:value-type="string">
            <text:p>3,5,9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,2,3,4,6,8,2,3,4,5,7,6,8,2,9,10,11,10,12</text:p>
          </table:table-cell>
          <table:table-cell table:style-name="ce2" office:value-type="string" calcext:value-type="string">
            <text:p>4,5,7,10,14,19,28,30,3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,2,3,4,5,4,6,8,2,3,4,5,7,6,2,3,4,5,4,6,8,2,9,10,11,10,11,10,11,10,12</text:p>
          </table:table-cell>
          <table:table-cell table:style-name="ce2" office:value-type="string" calcext:value-type="string">
            <text:p>6,15,16,19,21,28,31,32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,2,3,4,6,2,3,4,5,7,6,8,2,3,4,5,4,5,7,6,2,9,10,12</text:p>
          </table:table-cell>
          <table:table-cell table:style-name="ce2" office:value-type="string" calcext:value-type="string">
            <text:p>5,6,8,11,13,17,18,20,22,23,27,28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,2,3,4,5,7,6,8,2,3,4,5,4,5,7,6,2,9,10,12</text:p>
          </table:table-cell>
          <table:table-cell table:style-name="ce2" office:value-type="string" calcext:value-type="string">
            <text:p>6,12,16,21,24,27,3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,2,3,4,6,2,3,4,6,8,2,3,4,6,8,2,9,10,12</text:p>
          </table:table-cell>
          <table:table-cell table:style-name="ce2" office:value-type="string" calcext:value-type="string">
            <text:p>8,13,14,18,19,25,26,29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Unicamente tenemos dos caminos que se pueden realizar en la clase PrintPimes ya que los demás tendran fallos en las condiciones </text:p>
          </table:table-cell>
          <table:covered-table-cell table:style-name="ce2"/>
          <table:covered-table-cell/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0:14:55.301435081</meta:creation-date>
    <dc:date>2017-12-29T10:31:34.290478305</dc:date>
    <meta:editing-duration>PT46S</meta:editing-duration>
    <meta:editing-cycles>1</meta:editing-cycles>
    <meta:document-statistic meta:table-count="1" meta:cell-count="28" meta:object-count="0"/>
    <meta:generator>LibreOffice/4.2.8.2$Linux_x86 LibreOffice_project/420m0$Build-2</meta:generator>
  </office:meta>
</office:document-meta>
</file>